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P3" style:family="paragraph" style:parent-style-name="Standard">
      <style:text-properties officeooo:rsid="00227113" officeooo:paragraph-rsid="002b8f9d"/>
    </style:style>
    <style:style style:name="P4" style:family="paragraph" style:parent-style-name="Standard">
      <style:text-properties officeooo:rsid="00227113" officeooo:paragraph-rsid="00213fb2"/>
    </style:style>
    <style:style style:name="P5" style:family="paragraph" style:parent-style-name="Standard">
      <style:paragraph-properties fo:text-align="center" style:justify-single-word="false"/>
      <style:text-properties officeooo:rsid="00227113" officeooo:paragraph-rsid="002b8f9d"/>
    </style:style>
    <style:style style:name="P6" style:family="paragraph" style:parent-style-name="Text_20_body">
      <style:text-properties officeooo:rsid="00227113" officeooo:paragraph-rsid="002718a2"/>
    </style:style>
    <style:style style:name="P7" style:family="paragraph" style:parent-style-name="Text_20_body">
      <style:text-properties officeooo:rsid="00227113" officeooo:paragraph-rsid="002bedce"/>
    </style:style>
    <style:style style:name="P8" style:family="paragraph" style:parent-style-name="Standard">
      <style:text-properties officeooo:paragraph-rsid="00213fb2"/>
    </style:style>
    <style:style style:name="P9" style:family="paragraph" style:parent-style-name="Standard">
      <style:text-properties officeooo:rsid="002bedce" officeooo:paragraph-rsid="002b8f9d"/>
    </style:style>
    <style:style style:name="P10" style:family="paragraph" style:parent-style-name="Text_20_body" style:list-style-name="L1">
      <style:text-properties officeooo:paragraph-rsid="002b8f9d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2b8f9d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>
      <style:text-properties officeooo:rsid="00227113" officeooo:paragraph-rsid="002bedce"/>
    </style:style>
    <style:style style:name="P17" style:family="paragraph" style:parent-style-name="Text_20_body">
      <style:text-properties officeooo:rsid="00227113" officeooo:paragraph-rsid="002ed5a3"/>
    </style:style>
    <style:style style:name="T1" style:family="text">
      <style:text-properties officeooo:rsid="002bedce"/>
    </style:style>
    <style:style style:name="T2" style:family="text">
      <style:text-properties officeooo:rsid="002b8f9d"/>
    </style:style>
    <style:style style:name="T3" style:family="text">
      <style:text-properties fo:font-weight="normal" officeooo:rsid="002bedce" style:font-weight-asian="normal" style:font-weight-complex="normal"/>
    </style:style>
    <style:style style:name="T4" style:family="text">
      <style:text-properties fo:font-weight="normal" officeooo:rsid="002ed5a3" style:font-weight-asian="normal" style:font-weight-complex="normal"/>
    </style:style>
    <style:style style:name="T5" style:family="text">
      <style:text-properties officeooo:rsid="002ed5a3"/>
    </style:style>
    <style:style style:name="T6" style:family="text">
      <style:text-properties fo:font-weight="bold" officeooo:rsid="002ed5a3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SSI Schaefer — Software Support Engineer</text:span><text:line-break/>Ozark, MO | 2022–Present</text:p>
      <text:p text:style-name="P8"/>
      <text:list xml:id="list2544685822" text:style-name="L1">
        <text:list-item>
          <text:p text:style-name="P10"><text:span text:style-name="T2">Develop</text:span> warehouse diagnostics platform to improve operator visibility and reduce confusion.</text:p>
        </text:list-item>
        <text:list-item>
          <text:p text:style-name="P10"><text:span text:style-name="T1">Build</text:span> internal tools and automation scripts to improve efficiency.</text:p>
        </text:list-item>
      </text:list>
      <text:list xml:id="list596846173" text:style-name="L2">
        <text:list-item>
          <text:p text:style-name="P11">Analyze process state transitions to <text:span text:style-name="T1">identify and resolve</text:span><text:span text:style-name="T2"> interrupted</text:span> workflows.</text:p>
        </text:list-item>
        <text:list-item>
          <text:p text:style-name="P12">Diagnose and repair issues caused by invalid or missing data</text:p>
        </text:list-item>
      </text:list>
      <text:list xml:id="list954948825" text:style-name="L3">
        <text:list-item>
          <text:p text:style-name="P13">Restart distributed services to recover system functionalit<text:span text:style-name="T2">y</text:span>.</text:p>
        </text:list-item>
      </text:list>
      <text:list xml:id="list1858701586" text:style-name="L4">
        <text:list-item>
          <text:p text:style-name="P14">Investigate recurring issues and prepare reports for management review and operational insight.</text:p>
        </text:list-item>
      </text:list>
      <text:p text:style-name="P6"><text:span text:style-name="Strong_20_Emphasis">Technical Skills</text:span></text:p>
      <text:list xml:id="list2630323680" text:style-name="L5">
        <text:list-item>
          <text:p text:style-name="P15"><text:span text:style-name="Strong_20_Emphasis">Languages:</text:span> Python, SQL, J<text:span text:style-name="T1">S</text:span></text:p>
        </text:list-item>
        <text:list-item>
          <text:p text:style-name="P15"><text:span text:style-name="Strong_20_Emphasis">Tools:</text:span> Git, Linux, <text:span text:style-name="T1">vim</text:span></text:p>
        </text:list-item>
        <text:list-item>
          <text:p text:style-name="P15"><text:span text:style-name="Strong_20_Emphasis">Concepts:</text:span> Distributed systems, workflow diagnostics, service recovery, </text:p>
        </text:list-item>
      </text:list>
      <text:p text:style-name="P7"><text:span text:style-name="Strong_20_Emphasis"><text:span text:style-name="T1">Education</text:span></text:span></text:p>
      <text:p text:style-name="P5">Missouri Western State University (August 2020 – May 2022)</text:p>
      <text:p text:style-name="P5">B.S. Computer Science</text:p>
      <text:p text:style-name="P3"/>
      <text:p text:style-name="P5">North Central Missouri College (August 2018 – May 2020)</text:p>
      <text:p text:style-name="P5">Associates in Arts</text:p>
      <text:p text:style-name="P9"/>
      <text:p text:style-name="P7"><text:span text:style-name="Strong_20_Emphasis"><text:span text:style-name="T1">Summ</text:span></text:span><text:span text:style-name="Strong_20_Emphasis"><text:span text:style-name="T5">a</text:span></text:span><text:span text:style-name="Strong_20_Emphasis"><text:span text:style-name="T1">ry</text:span></text:span></text:p>
      <text:p text:style-name="P7"><text:span text:style-name="Strong_20_Emphasis"><text:span text:style-name="T3">Software Support Engineer with 4 years of experience in automated warehouse systems. Skilled in Python, SQL, and workflow diagnostics to troubleshoot issues and improve operational visibility.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17"><text:span text:style-name="Strong_20_Emphasis"><text:span text:style-name="T6">What I Want</text:span></text:span></text:p>
      <text:p text:style-name="P17"><text:span text:style-name="Strong_20_Emphasis"><text:span text:style-name="T4">I want to see active development on software architecture that is kept somewhat clean.</text:span></text:span></text:p>
      <text:p text:style-name="P17"><text:span text:style-name="Strong_20_Emphasis"><text:span text:style-name="T4">A more clean database</text:span></text:span></text:p>
      <text:p text:style-name="P17"><text:span text:style-name="Strong_20_Emphasis"><text:span text:style-name="T4">I want to work with a regular team and with open communication.</text:span></text:span></text:p>
      <text:p text:style-name="P17"><text:span text:style-name="Strong_20_Emphasis"><text:span text:style-name="T4">I want some amount of feedback about code quality. </text:span></text:span></text:p>
      <text:p text:style-name="P17"><text:span text:style-name="Strong_20_Emphasis"><text:span text:style-name="T4">I don’t want to always be thinking about how far I am from the warehouse if something goes wrong.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4">If not near family I would like some kind of hybrid or remote option to be on the table at some point.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M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MT1" style:family="text">
      <style:text-properties officeooo:rsid="002bed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6501*" fo:start-indent="0in" fo:end-indent="0.1in"/>
          <style:column style:rel-width="347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Max Durbin</text:p>
        <text:p text:style-name="MP2">(816)-294-4602 <text:span text:style-name="MT1">| </text:span><text:a xlink:type="simple" xlink:href="mailto:maxleedurbin@gmail.com" text:style-name="Internet_20_link" text:visited-style-name="Visited_20_Internet_20_Link"><text:span text:style-name="MT1">maxleedurbin@gmail.com</text:span></text:a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6T17:43:33.051204100</dc:date>
    <meta:editing-duration>PT51M5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33" meta:character-count="1502" meta:non-whitespace-character-count="1301"/>
  </office:meta>
</office:document-meta>
</file>